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2024-12-18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2023-12-06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2021-12-07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2020-12-08 2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2019-12-11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2018-12-1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2017-12-1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2064" calcext:value-type="float">
            <text:p>30.9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2016-12-13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201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200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200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200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200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200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200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200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200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200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199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199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199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199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1995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199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199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199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199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198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198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198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198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198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198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198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1978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Silverton Quad</text:p>
          </table:table-cell>
          <table:table-cell office:value-type="string" calcext:value-type="string">
            <text:p>197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